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t_solder_simple_V1.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0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6, C7, C8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3, C4, C9, C10, C11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LC27L2AC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UAL OPERATIONAL AMPLIFIER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2µH or 10R</text:p>
          </table:table-cell>
          <table:table-cell office:value-type="string" calcext:value-type="string">
            <text:p>L-EU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o enable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needs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N7000 N-CH</text:p>
          </table:table-cell>
          <table:table-cell office:value-type="string" calcext:value-type="string">
            <text:p>VN2222KM</text:p>
          </table:table-cell>
          <table:table-cell office:value-type="string" calcext:value-type="string">
            <text:p>TO2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RF5305 P-CH</text:p>
          </table:table-cell>
          <table:table-cell office:value-type="string" calcext:value-type="string">
            <text:p>IRF9530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-CHANNEL POWER-MOS-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PINHD-2X7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PIN HEAD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TI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oti to set temperatur 1K-50K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ART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.7µF 10V</text:p>
          </table:table-cell>
          <table:table-cell office:value-type="string" calcext:value-type="string">
            <text:p>CPOL-EUE2.5-6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70µF 16V</text:p>
          </table:table-cell>
          <table:table-cell office:value-type="string" calcext:value-type="string">
            <text:p>CPOL-EUE3.5-10</text:p>
          </table:table-cell>
          <table:table-cell office:value-type="string" calcext:value-type="string">
            <text:p>E3,5-10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POLARIZED 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to fix tmperature mesa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3, R8, R11, R1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8L05</text:p>
          </table:table-cell>
          <table:table-cell table:number-columns-repeated="2" office:value-type="string" calcext:value-type="string">
            <text:p>78XXS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OLTAGE REGULA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237-02P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older</text:p>
          </table:table-cell>
          <table:table-cell table:number-columns-repeated="2" office:value-type="string" calcext:value-type="string">
            <text:p>W237-3E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to fix tmperature mesa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input voltage meas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input voltage meas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</table:table>
      <table:named-expressions/>
      <table:database-ranges>
        <table:database-range table:name="__Anonymous_Sheet_DB__0" table:target-range-address="'rt_solder_simple_V1.2'.A1:'rt_solder_simple_V1.2'.H2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 style:data-style-name="N2" text:time-value="16:18:26.1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6:19:59.944000000</dc:date>
    <dc:creator>Maximilian Laiacker</dc:creator>
    <meta:editing-duration>PT22M31S</meta:editing-duration>
    <meta:editing-cycles>5</meta:editing-cycles>
    <meta:generator>LibreOffice/7.6.2.1$Windows_X86_64 LibreOffice_project/56f7684011345957bbf33a7ee678afaf4d2ba333</meta:generator>
    <meta:print-date>2024-02-10T14:27:57.831000000</meta:print-date>
    <meta:printed-by>Maximilian Laiacker</meta:printed-by>
    <meta:document-statistic meta:table-count="1" meta:cell-count="175" meta:object-count="0"/>
  </office:meta>
</office:document-meta>
</file>